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86488846551" calcext:value-type="float">
            <text:p>99,66</text:p>
          </table:table-cell>
          <table:table-cell table:style-name="ce3" table:formula="of:=([.F2]/12597)*100" office:value-type="float" office:value="0.341351115344923" calcext:value-type="float">
            <text:p>0,34</text:p>
          </table:table-cell>
          <table:table-cell office:value-type="float" office:value="8475" calcext:value-type="float">
            <text:p>8475</text:p>
          </table:table-cell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213.720793009" calcext:value-type="float">
            <text:p>213,720793009</text:p>
          </table:table-cell>
          <table:table-cell office:value-type="float" office:value="16.4569239616" calcext:value-type="float">
            <text:p>16,456923961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427720885925" calcext:value-type="float">
            <text:p>99,64</text:p>
          </table:table-cell>
          <table:table-cell table:style-name="ce3" table:formula="of:=([.F3]/12597)*100" office:value-type="float" office:value="0.357227911407478" calcext:value-type="float">
            <text:p>0,36</text:p>
          </table:table-cell>
          <table:table-cell office:value-type="float" office:value="8345" calcext:value-type="float">
            <text:p>8345</text:p>
          </table:table-cell>
          <table:table-cell table:style-name="ce4" table:formula="of:=[.E19]+[.H19]" office:value-type="float" office:value="12552" calcext:value-type="float">
            <text:p>12552</text:p>
          </table:table-cell>
          <table:table-cell table:formula="of:=12597-[.E3]" office:value-type="float" office:value="45" calcext:value-type="float">
            <text:p>45</text:p>
          </table:table-cell>
          <table:table-cell office:value-type="float" office:value="193.571963072" calcext:value-type="float">
            <text:p>193,571963072</text:p>
          </table:table-cell>
          <table:table-cell office:value-type="float" office:value="16.1732368469" calcext:value-type="float">
            <text:p>16,173236846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96.636507034" calcext:value-type="float">
            <text:p>196,636507034</text:p>
          </table:table-cell>
          <table:table-cell office:value-type="float" office:value="16.2038509846" calcext:value-type="float">
            <text:p>16,203850984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221560689053" calcext:value-type="float">
            <text:p>99,72</text:p>
          </table:table-cell>
          <table:table-cell table:style-name="ce3" table:formula="of:=([.F5]/12597)*100" office:value-type="float" office:value="0.277843931094705" calcext:value-type="float">
            <text:p>0,28</text:p>
          </table:table-cell>
          <table:table-cell office:value-type="float" office:value="8213" calcext:value-type="float">
            <text:p>8213</text:p>
          </table:table-cell>
          <table:table-cell table:style-name="ce4" table:formula="of:=[.E21]+[.H21]" office:value-type="float" office:value="12562" calcext:value-type="float">
            <text:p>12562</text:p>
          </table:table-cell>
          <table:table-cell table:formula="of:=12597-[.E5]" office:value-type="float" office:value="35" calcext:value-type="float">
            <text:p>35</text:p>
          </table:table-cell>
          <table:table-cell office:value-type="float" office:value="265.993492126" calcext:value-type="float">
            <text:p>265,993492126</text:p>
          </table:table-cell>
          <table:table-cell office:value-type="float" office:value="15.9202971458" calcext:value-type="float">
            <text:p>15,920297145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 office:value-type="float" office:value="8303" calcext:value-type="float">
            <text:p>8303</text:p>
          </table:table-cell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234.194540024" calcext:value-type="float">
            <text:p>234,194540024</text:p>
          </table:table-cell>
          <table:table-cell office:value-type="float" office:value="16.2232720852" calcext:value-type="float">
            <text:p>16,22327208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062792728427" calcext:value-type="float">
            <text:p>99,71</text:p>
          </table:table-cell>
          <table:table-cell table:style-name="ce3" table:formula="of:=([.F7]/12597)*100" office:value-type="float" office:value="0.29372072715726" calcext:value-type="float">
            <text:p>0,29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195.407241106" calcext:value-type="float">
            <text:p>195,407241106</text:p>
          </table:table-cell>
          <table:table-cell office:value-type="float" office:value="16.1295478344" calcext:value-type="float">
            <text:p>16,12954783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 office:value-type="float" office:value="8479" calcext:value-type="float">
            <text:p>8479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206.403295994" calcext:value-type="float">
            <text:p>206,403295994</text:p>
          </table:table-cell>
          <table:table-cell office:value-type="float" office:value="16.4776549339" calcext:value-type="float">
            <text:p>16,477654933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 office:value-type="float" office:value="8378" calcext:value-type="float">
            <text:p>8378</text:p>
          </table:table-cell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263.949928045" calcext:value-type="float">
            <text:p>263,949928045</text:p>
          </table:table-cell>
          <table:table-cell office:value-type="float" office:value="16.2496318817" calcext:value-type="float">
            <text:p>16,249631881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824640787489" calcext:value-type="float">
            <text:p>99,68</text:p>
          </table:table-cell>
          <table:table-cell table:style-name="ce3" table:formula="of:=([.F10]/12597)*100" office:value-type="float" office:value="0.317535921251092" calcext:value-type="float">
            <text:p>0,32</text:p>
          </table:table-cell>
          <table:table-cell office:value-type="float" office:value="8339" calcext:value-type="float">
            <text:p>8339</text:p>
          </table:table-cell>
          <table:table-cell table:style-name="ce4" table:formula="of:=[.E26]+[.H26]" office:value-type="float" office:value="12557" calcext:value-type="float">
            <text:p>12557</text:p>
          </table:table-cell>
          <table:table-cell table:formula="of:=12597-[.E10]" office:value-type="float" office:value="40" calcext:value-type="float">
            <text:p>40</text:p>
          </table:table-cell>
          <table:table-cell office:value-type="float" office:value="267.80576086" calcext:value-type="float">
            <text:p>267,80576086</text:p>
          </table:table-cell>
          <table:table-cell office:value-type="float" office:value="16.1713078022" calcext:value-type="float">
            <text:p>16,171307802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318" calcext:value-type="float">
            <text:p>8318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79.354465008" calcext:value-type="float">
            <text:p>279,354465008</text:p>
          </table:table-cell>
          <table:table-cell office:value-type="float" office:value="16.1546368599" calcext:value-type="float">
            <text:p>16,15463685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96086369771" calcext:value-type="float">
            <text:p>99,689608637</text:p>
          </table:table-cell>
          <table:table-cell table:formula="of:=AVERAGE([.C2:.C11])" office:value-type="float" office:value="0.310391363022942" calcext:value-type="float">
            <text:p>0,310391363</text:p>
          </table:table-cell>
          <table:table-cell table:formula="of:=SUM([.D2:.D11])/10" office:value-type="float" office:value="8350.3" calcext:value-type="float">
            <text:p>8350,3</text:p>
          </table:table-cell>
          <table:table-cell table:formula="of:=AVERAGE([.E2:.E11])" office:value-type="float" office:value="12557.9" calcext:value-type="float">
            <text:p>12557,9</text:p>
          </table:table-cell>
          <table:table-cell table:formula="of:=AVERAGE([.F2:.F11])" office:value-type="float" office:value="39.1" calcext:value-type="float">
            <text:p>39,1</text:p>
          </table:table-cell>
          <table:table-cell table:formula="of:=SUM([.G2:.G11])/10" office:value-type="float" office:value="231.7037986278" calcext:value-type="float">
            <text:p>231,7037986278</text:p>
          </table:table-cell>
          <table:table-cell table:formula="of:=SUM([.H2:.H11])/10" office:value-type="float" office:value="16.21603603362" calcext:value-type="float">
            <text:p>16,216036033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2880050805747" calcext:value-type="float">
            <text:p>0,662880050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30" calcext:value-type="float">
            <text:p>58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24" calcext:value-type="float">
            <text:p>672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9" calcext:value-type="float">
            <text:p>57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84" calcext:value-type="float">
            <text:p>67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943" calcext:value-type="float">
            <text:p>59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619" calcext:value-type="float">
            <text:p>66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870" calcext:value-type="float">
            <text:p>587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84" calcext:value-type="float">
            <text:p>66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69" calcext:value-type="float">
            <text:p>666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4:.G24])" office:value-type="float" office:value="6741" calcext:value-type="float">
            <text:p>67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7" calcext:value-type="float">
            <text:p>57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827" calcext:value-type="float">
            <text:p>682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684" calcext:value-type="float">
            <text:p>668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97" calcext:value-type="float">
            <text:p>66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9608636977" calcext:value-type="float">
            <text:p>0,9968960864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0391363022942" calcext:value-type="float">
            <text:p>0,0031039136</text:p>
          </table:table-cell>
          <table:table-cell table:number-columns-repeated="2"/>
          <table:table-cell table:formula="of:=SUM([.E18:.E27])" office:value-type="float" office:value="58442" calcext:value-type="float">
            <text:p>58442</text:p>
          </table:table-cell>
          <table:table-cell table:formula="of:=SUM([.F18:.F27])" office:value-type="float" office:value="206" calcext:value-type="float">
            <text:p>206</text:p>
          </table:table-cell>
          <table:table-cell table:formula="of:=SUM([.G18:.G27])" office:value-type="float" office:value="185" calcext:value-type="float">
            <text:p>185</text:p>
          </table:table-cell>
          <table:table-cell table:formula="of:=SUM([.H18:.H27])" office:value-type="float" office:value="67137" calcext:value-type="float">
            <text:p>6713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6:27.4968803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4S</meta:editing-duration>
    <meta:editing-cycles>7</meta:editing-cycles>
    <meta:generator>LibreOffice/5.1.6.2$Linux_X86_64 LibreOffice_project/10m0$Build-2</meta:generator>
    <dc:date>2018-01-24T00:06:39.914686398</dc:date>
    <meta:document-statistic meta:table-count="1" meta:cell-count="181" meta:object-count="0"/>
  </office:meta>
</office:document-meta>
</file>